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Heading_20_1" style:master-page-name="Standard"/>
    <style:style style:name="P26" style:family="paragraph" style:parent-style-name="Text_20_body">
      <style:text-properties fo:color="#0000ff" fo:font-style="normal" fo:font-weight="normal" style:font-style-asian="normal" style:font-weight-asian="normal" style:font-style-complex="normal" style:font-weight-complex="normal"/>
    </style:style>
    <style:style style:name="P27" style:family="paragraph">
      <style:paragraph-properties fo:margin-left="0cm" fo:margin-right="0cm" fo:margin-top="0cm" fo:margin-bottom="0cm" fo:line-height="100%" fo:text-align="center" text:enable-numbering="false" fo:text-indent="0cm"/>
    </style:style>
    <style:style style:name="P2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29" style:family="paragraph">
      <style:paragraph-properties fo:margin-left="0cm" fo:margin-right="0cm" fo:margin-top="0cm" fo:margin-bottom="0cm" fo:line-height="100%" text:enable-numbering="false" fo:text-indent="0cm"/>
    </style:style>
    <style:style style:name="P3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1" style:family="paragraph" style:parent-style-name="Text_20_body">
      <style:text-properties fo:color="#0000ff"/>
    </style:style>
    <style:style style:name="P32" style:family="paragraph" style:parent-style-name="Text_20_body" style:list-style-name="L2"/>
    <style:style style:name="P33" style:family="paragraph" style:parent-style-name="Illustration">
      <style:paragraph-properties fo:text-align="center" style:justify-single-word="false"/>
    </style:style>
    <style:style style:name="P34" style:family="paragraph" style:parent-style-name="Text_20_body" style:list-style-name="L3"/>
    <style:style style:name="P3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6" style:family="paragraph">
      <style:paragraph-properties fo:margin-left="0cm" fo:margin-right="0cm" fo:margin-top="0cm" fo:margin-bottom="0cm" fo:line-height="100%" fo:text-align="center" text:enable-numbering="false" fo:text-indent="0cm"/>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paragraph-properties fo:margin-left="1.251cm" fo:margin-right="0cm" fo:text-indent="0cm" style:auto-text-indent="false"/>
    </style:style>
    <style:style style:name="P40" style:family="paragraph" style:parent-style-name="Text_20_body" style:list-style-name="L6"/>
    <style:style style:name="P41" style:family="paragraph" style:parent-style-name="Text_20_body">
      <style:text-properties fo:color="#0000ff" fo:font-style="normal" style:font-style-asian="normal" style:font-style-complex="normal"/>
    </style:style>
    <style:style style:name="P42"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style:style>
    <style:style style:name="P43"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fo:font-weight="normal" style:font-weight-asian="normal" style:font-weight-complex="normal"/>
    </style:style>
    <style:style style:name="P44" style:family="paragraph" style:parent-style-name="Text_20_body">
      <style:text-properties style:font-name="Courier"/>
    </style:style>
    <style:style style:name="P45" style:family="paragraph" style:parent-style-name="Text_20_body" style:list-style-name="L7"/>
    <style:style style:name="P46" style:family="paragraph" style:parent-style-name="Text_20_body" style:list-style-name="L8"/>
    <style:style style:name="P47" style:family="paragraph" style:parent-style-name="Section_20_Title" style:master-page-name="Standard"/>
    <style:style style:name="P48" style:family="paragraph" style:parent-style-name="Glossary_20_Title" style:master-page-name="Standard">
      <style:paragraph-properties fo:break-before="page"/>
    </style:style>
    <style:style style:name="P49"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6" style:family="text">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7" style:family="text">
      <style:text-properties style:use-window-font-color="true" style:text-outline="false" style:text-line-through-style="none" style:font-name="Bitstream Vera Sans3" fo:font-size="10pt" fo:font-style="italic"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8" style:family="text">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9" style:family="text">
      <style:text-properties fo:font-weight="bold" style:font-weight-asian="bold" style:font-weight-complex="bold"/>
    </style:style>
    <style:style style:name="T10" style:family="text">
      <style:text-properties style:font-name="Century Schoolbook L" fo:font-style="italic" style:font-style-asian="italic" style:font-style-complex="italic"/>
    </style:style>
    <style:style style:name="T11" style:family="text">
      <style:text-properties style:font-name="Bitstream Vera Serif2"/>
    </style:style>
    <style:style style:name="T12" style:family="text">
      <style:text-properties style:text-position="super 58%"/>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position="sub 58%" style:font-name="Century Schoolbook L"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text-position="0% 100%" style:font-name="OpenSymbol" fo:font-size="14pt" fo:font-style="normal" style:font-name-asian="OpenSymbol" style:font-size-asian="14pt" style:font-style-asian="normal" style:font-name-complex="OpenSymbol" style:font-size-complex="14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4bd5e"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cc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Line_20_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54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93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Line_20_Arrow" draw:marker-end-width="0.3cm" draw:marker-end-center="false" draw:fill="none"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639cm" fo:padding-top="0.125cm" fo:padding-bottom="0.125cm" fo:padding-left="0.25cm" fo:padding-right="0.25cm" draw:shadow="hidden" draw:shadow-offset-x="0.3cm" draw:shadow-offset-y="0.3cm" draw:shadow-color="#808080" style:run-through="foreground"/>
    </style:style>
    <style:style style:name="gr14"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00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101cm" svg:stroke-color="#000000" draw:marker-start="" draw:marker-start-width="0cm" draw:marker-start-center="false" draw:marker-end="Arrow" draw:marker-end-width="0.3cm" draw:marker-end-center="false" draw:fill="solid" draw:fill-color="#ffff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Line_20_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Square_20_45"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ff99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RIA" text:name="metainfo_corpauthor1_orgname"/>
        <text:user-field-decl office:value-type="string" office:string-value="Umlaut : Architecture Guide" text:name="metainfo_title"/>
        <text:user-field-decl office:value-type="string" office:string-value="... and Developer Guid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the architecture of the Umlaut UML2 tool. It intends to be a reference manual for anybody who want to understand the Umlaut internals and contribute to this tool. "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3/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Architecture Guide</text:user-field-get></text:p>
          <text:p text:style-name="Standard"/>
          <text:p text:style-name="Standard"/>
          <text:p text:style-name="Subtitle"><text:user-field-get text:name="metainfo_subtitle">... and Developer Guide</text:user-field-get></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Architecture Guide</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 and Developer Guide</text:user-field-get></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3/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the architecture of the Umlaut UML2 tool. It intends to be a reference manual for anybody who want to understand the Umlaut internals and contribute to this tool. </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TODO *****************</text:span></text:p>
        <text:p text:style-name="Important"><text:span text:style-name="T1">Umlaut tool is an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text:tab/>9</text:p>
            <text:p text:style-name="P22">1.1 Presentation<text:tab/>9</text:p>
            <text:p text:style-name="P23">1.1.1 History<text:tab/>9</text:p>
            <text:p text:style-name="P22">1.2 First sample<text:tab/>10</text:p>
            <text:p text:style-name="P22">1.3 Global view<text:tab/>10</text:p>
            <text:p text:style-name="P23">1.3.1 Architecture<text:tab/>10</text:p>
            <text:p text:style-name="P23">1.3.2 State Machines – Minimum demands<text:tab/>11</text:p>
            <text:p text:style-name="P23">1.3.3 Simulation<text:tab/>11</text:p>
            <text:p text:style-name="P24">1.3.3.1 Simulator needs<text:tab/>11</text:p>
            <text:p text:style-name="P24">1.3.3.2 Generic simulator design<text:tab/>14</text:p>
            <text:p text:style-name="P23">1.3.4 Variation points<text:tab/>16</text:p>
            <text:p text:style-name="P23">1.3.5 Code generation for CADP tools Suite<text:tab/>16</text:p>
            <text:p text:style-name="P24">1.3.5.1 TGV needs<text:tab/>16</text:p>
            <text:p text:style-name="P22">1.4 Definitions<text:tab/>16</text:p>
            <text:p text:style-name="P21">2 UML2 tools suite<text:tab/>16</text:p>
            <text:p text:style-name="P22">2.1 Uml2 suite architecture<text:tab/>17</text:p>
            <text:p text:style-name="P22">2.2 UML versatility<text:tab/>17</text:p>
            <text:p text:style-name="P22">2.3 Xxxx<text:tab/>17</text:p>
            <text:p text:style-name="P21">3 The uml2km tool<text:tab/>17</text:p>
            <text:p text:style-name="P22">3.1 uml2km tool analysis<text:tab/>17</text:p>
            <text:p text:style-name="P22">3.2 UML2 unprocessed features<text:tab/>18</text:p>
            <text:p text:style-name="P21">4 Generated Eiffel code analysis<text:tab/>18</text:p>
            <text:p text:style-name="P21">5 Advanced features<text:tab/>18</text:p>
            <text:p text:style-name="P21">6 Knowledge near Umlaut<text:tab/>18</text:p>
            <text:p text:style-name="P22">6.1 I/O-LTS<text:tab/>18</text:p>
            <text:p text:style-name="P22">6.2 Conformance vs test purposes<text:tab/>19</text:p>
            <text:p text:style-name="P21">Appendices<text:tab/>20</text:p>
          </text:index-body>
        </text:table-of-content>
        <text:p text:style-name="Text_20_body"/>
        <text:p text:style-name="Text_20_body"/>
      </text:section>
      <text:section text:style-name="Sect1" text:name="introduction" text:display="none">
        <text:p text:style-name="P18"/>
      </text:section>
      <text:h text:style-name="P25" text:outline-level="1">Introduction to UMLAUT</text:h>
      <text:p text:style-name="P26">TODO : present the UML2 as a formal modeling language in place of Formal Description Techniques.</text:p>
      <text:p text:style-name="Text_20_body">Validate the conformance of an implementation to the specification is the general goal of the tests. The main objective is introduction of formal methods in the mainstream of software design industry for proving, without introducing constraints and language changes. So we choice for Umlaut the UML diagrams as input, as UML is becoming the general reference for software specification in the industry.</text:p>
      <text:h text:style-name="Heading_20_2" text:outline-level="2">Presentation</text:h>
      <text:p text:style-name="Text_20_body">Umlaut is a general set of tools to manipulate UML2 models in the Kermeta environment.</text:p>
      <text:h text:style-name="Heading_20_3" text:outline-level="3">History</text:h>
      <text:p text:style-name="Text_20_body">It was first designed (five years ago) in order to validate protocols : taking a protocol (written in UML), it did a reified model and a Eiffel code transformation, which permit (in CADP tool suite) interactive simulations, extraction of scenarios, bi-simulation of real implementations of the protocol.</text:p>
      <text:p text:style-name="Text_20_body"><draw:g text:anchor-type="paragraph" draw:z-index="4" draw:style-name="gr1"><draw:custom-shape draw:style-name="gr2" draw:text-style-name="P28" svg:width="2.1cm" svg:height="1.985cm" svg:x="6.788cm" svg:y="6.51cm"><text:p text:style-name="P27"><text:span text:style-name="T4">CADP</text:span></text:p><text:p text:style-name="P27"><text:span text:style-name="T4">simulator</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2" draw:text-style-name="P28" svg:width="2.1cm" svg:height="1.985cm" svg:x="9.204cm" svg:y="6.51cm"><text:p text:style-name="P27"><text:span text:style-name="T4">CADP</text:span></text:p><text:p text:style-name="P27"><text:span text:style-name="T4">TGV</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3" draw:text-style-name="P28" svg:width="2.647cm" svg:height="1.415cm" svg:x="0.97cm" svg:y="3.18cm"><text:p text:style-name="P27"><text:span text:style-name="T4">Needs</text:span></text:p><draw:enhanced-geometry svg:viewBox="0 0 21600 21600" draw:text-areas="3000 3320 17110 17330" draw:type="cloud-callout" draw:modifiers="2734.17721518987 33328.01992528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style-name="gr4" draw:text-style-name="P28" svg:width="2.851cm" svg:height="1.962cm" svg:x="4.985cm" svg:y="3.34cm"><text:p text:style-name="P27"><text:span text:style-name="T4">Uml</text:span></text:p><text:p text:style-name="P27"><text:span text:style-name="T4">model</text:span></text:p><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draw:custom-shape><draw:line draw:style-name="gr5" draw:text-style-name="P28" svg:x1="3.616cm" svg:y1="3.887cm" svg:x2="4.916cm" svg:y2="3.887cm"><text:p/></draw:line><draw:custom-shape draw:style-name="gr3" draw:text-style-name="P28" svg:width="2.941cm" svg:height="2.943cm" svg:x="12.854cm" svg:y="1.608cm"><text:p text:style-name="P27"><text:span text:style-name="T4">Implementation</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6" draw:text-style-name="P28" svg:width="2.098cm" svg:height="1.985cm" svg:x="7.95cm" svg:y="5.484cm"><text:p text:style-name="P27"><text:span text:style-name="T4">UMLAUT</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line draw:style-name="gr5" draw:text-style-name="P28" svg:x1="7.128cm" svg:y1="4.753cm" svg:x2="8.2cm" svg:y2="5.871cm"><text:p/></draw:line><draw:custom-shape draw:style-name="gr7" draw:text-style-name="P28" svg:width="2.715cm" svg:height="2.146cm" svg:x="0.992cm" svg:y="7.787cm"><text:p text:style-name="P27"><text:span text:style-name="T4">Model</text:span></text:p><text:p text:style-name="P27"><text:span text:style-name="T4">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8" svg:x1="6.742cm" svg:y1="7.902cm" svg:x2="3.662cm" svg:y2="8.586cm"><text:p/></draw:line><draw:line draw:style-name="gr8" draw:text-style-name="P28" svg:x1="2.362cm" svg:y1="7.81cm" svg:x2="2.337cm" svg:y2="4.801cm"><text:p/></draw:line><draw:frame draw:style-name="gr9" draw:text-style-name="P30" svg:width="2.054cm" svg:height="0.798cm" svg:x="-0.513cm" svg:y="6.464cm"><draw:text-box><text:p text:style-name="P29"><text:span text:style-name="T5">OK</text:span></text:p></draw:text-box></draw:frame><draw:frame draw:style-name="gr10" draw:text-style-name="P30" svg:width="2.647cm" svg:height="0.844cm" svg:x="2.179cm" svg:y="5.644cm"><draw:text-box><text:p text:style-name="P29"><text:span text:style-name="T5">NAKC</text:span></text:p></draw:text-box></draw:frame><draw:path draw:style-name="gr11" draw:text-style-name="P28" svg:width="12.203cm" svg:height="8.028cm" svg:x="0.468cm" svg:y="0.236cm" svg:viewBox="0 0 12204 8029" svg:d="m1108 8027c-110-331-383-546-554-837-180-306-288-642-397-974-102-319-157-658-157-998 14-299 7-597 0-893 0-317 7-638 79-945 85-373 228-732 290-1110 54-324 254-566 397-836 162-309 352-628 659-811 300-180 614-351 951-459 316-102 642-164 979-164 420 23 845 0 1268 0 334 0 669 0 1002 0 360 11 718 21 1085 55 287 26 568 38 845 109 312 79 626-19 922 108s614 206 900 351c307 155 605 321 898 513 240 157 524 236 792 351 284 122 481 377 793 434l263 53 80 26"><text:p/></draw:path><draw:custom-shape draw:style-name="gr7" draw:text-style-name="P28" svg:width="4.245cm" svg:height="3.329cm" svg:x="12.443cm" svg:y="7.105cm"><text:p text:style-name="P27"><text:span text:style-name="T4">Model</text:span></text:p><text:p text:style-name="P27"><text:span text:style-name="T4">tests suite</text:span></text:p><text:p text:style-name="P27"><text:span text:style-name="T4">(bi-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8" svg:x1="11.349cm" svg:y1="7.697cm" svg:x2="13.175cm" svg:y2="8.152cm"><text:p/></draw:line><draw:line draw:style-name="gr5" draw:text-style-name="P28" svg:x1="14.452cm" svg:y1="4.388cm" svg:x2="14.452cm" svg:y2="7.353cm"><text:p/></draw:line><draw:line draw:style-name="gr8" draw:text-style-name="P28" svg:x1="14.542cm" svg:y1="10.183cm" svg:x2="14.542cm" svg:y2="11.711cm"><text:p/></draw:line><draw:custom-shape draw:style-name="gr12" draw:text-style-name="P28" svg:width="1.645cm" svg:height="1.461cm" svg:x="13.72cm" svg:y="11.73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3" draw:text-style-name="P30" svg:width="2.805cm" svg:height="0.89cm" svg:x="13.221cm" svg:y="10.479cm"><draw:text-box><text:p text:style-name="P27"><text:span text:style-name="T5">CONFORM</text:span></text:p></draw:text-box></draw:frame><draw:path draw:style-name="gr11" draw:text-style-name="P28" svg:width="0.985cm" svg:height="3.855cm" svg:x="15.455cm" svg:y="3.956cm" svg:viewBox="0 0 986 3856" svg:d="m342 3854c284-88 395-399 478-661 95-298 184-602 161-912-23-275 53-563-92-820-162-290-270-609-480-868l-227-320-182-273v0"><text:p/></draw:path><draw:frame draw:style-name="gr13" draw:text-style-name="P30" svg:width="2.805cm" svg:height="1.244cm" svg:x="15cm" svg:y="5.529cm"><draw:text-box><text:p text:style-name="P27"><text:span text:style-name="T5">NOT</text:span></text:p><text:p text:style-name="P29"><text:span text:style-name="T5">CONFORM</text:span></text:p></draw:text-box></draw:frame></draw:g>The simulator give the user an executable version of his model, so he can run the model and see if it conforms to the needs. If not, he could correct either the model or tune the needs in order to get a conform model.</text:p>
      <text:p text:style-name="Text_20_body">Some simulations can be save into scenarios, which give the TGV tool a capability of tests suite generation. Once the model has been validated, the modeler generates corresponding tests so an implementation could be tested using those tests, giving results of conformance to the model (pass, fail, indeterminate).</text:p>
      <text:p text:style-name="Text_20_body"/>
      <text:p text:style-name="P31">TODO : more presentation.....</text:p>
      <text:h text:style-name="Heading_20_2" text:outline-level="2">First sample</text:h>
      <text:p text:style-name="P31">TODO : see Umlaut-Demo for “3-Way Switch” example .......</text:p>
      <text:h text:style-name="Heading_20_2" text:outline-level="2">Global view</text:h>
      <text:p text:style-name="P31">TODO .....</text:p>
      <text:h text:style-name="Heading_20_3" text:outline-level="3">Architecture</text:h>
      <text:p text:style-name="Text_20_body">Umlaut is designed in a cascading tools suite, operating successive treatments on the initial model, to obtain some useful results :</text:p>
      <text:list text:style-name="L2">
        <text:list-item>
          <text:p text:style-name="P32">a simulation of the model, which could be hold by the modeler to test his specification, in the Kermeta environment.</text:p>
        </text:list-item>
        <text:list-item>
          <text:p text:style-name="P32">A set of Eiffel classes, as an input for the CADP tools suite.</text:p>
        </text:list-item>
      </text:list>
      <text:p text:style-name="Text_20_body"><draw:frame draw:style-name="fr1" draw:name="Cadre2" text:anchor-type="paragraph" svg:y="1.774cm" svg:width="16.203cm" draw:z-index="2"><draw:text-box fo:min-height="11.744cm"><text:p text:style-name="P33"><draw:g text:anchor-type="paragraph" draw:z-index="3" draw:style-name="gr14"><draw:polygon draw:style-name="gr15" draw:text-style-name="P28" svg:width="0.385cm" svg:height="0.705cm" svg:x="3.009cm" svg:y="10.121cm" svg:viewBox="0 0 386 706" draw:points="0,669 0,0 385,351 0,704 0,688"><text:p/></draw:polygon><draw:g draw:style-name="gr16" draw:id="id13"><draw:custom-shape draw:style-name="gr17" draw:text-style-name="P28" svg:width="2.659cm" svg:height="2.89cm" svg:x="-0.104cm" svg:y="-0.244cm"><text:p/><draw:enhanced-geometry svg:viewBox="0 0 21600 21600" draw:type="rectangle" draw:enhanced-path="M 0 0 L 21600 0 21600 21600 0 21600 0 0 Z N"/></draw:custom-shape><draw:custom-shape draw:style-name="gr18" draw:text-style-name="P28" svg:width="1.751cm" svg:height="0.567cm" svg:x="-0.102cm" svg:y="-0.81cm"><text:p text:style-name="P27"><text:span text:style-name="T4">Input model</text:span></text:p><draw:enhanced-geometry svg:viewBox="0 0 21600 21600" draw:type="rectangle" draw:enhanced-path="M 0 0 L 21600 0 21600 21600 0 21600 0 0 Z N"/></draw:custom-shape><draw:custom-shape draw:style-name="gr19" draw:text-style-name="P28" draw:id="id1" svg:width="0.699cm" svg:height="0.742cm" svg:x="0.072cm" svg:y="0.954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2" svg:width="0.839cm" svg:height="0.528cm" svg:x="1.577cm" svg:y="1.375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3" svg:width="0.913cm" svg:height="0.421cm" svg:x="0.737cm" svg:y="1.942cm"><text:p/><draw:enhanced-geometry svg:viewBox="0 0 21600 21600" draw:type="rectangle" draw:enhanced-path="M 0 0 L 21600 0 21600 21600 0 21600 0 0 Z N"/></draw:custom-shape><draw:connector draw:style-name="gr22" draw:text-style-name="P28" svg:x1="0.771cm" svg:y1="1.323cm" svg:x2="1.995cm" svg:y2="1.378cm" draw:start-shape="id1" draw:start-glue-point="7" draw:end-shape="id2" draw:end-glue-point="4"><text:p/></draw:connector><draw:connector draw:style-name="gr22" draw:text-style-name="P28" svg:x1="0.42cm" svg:y1="1.691cm" svg:x2="0.739cm" svg:y2="2.153cm" draw:start-shape="id1" draw:start-glue-point="6" draw:end-shape="id3" draw:end-glue-point="3"><text:p/></draw:connector><draw:connector draw:style-name="gr22" draw:text-style-name="P28" svg:x1="1.995cm" svg:y1="1.903cm" svg:x2="1.649cm" svg:y2="2.153cm" draw:start-shape="id2" draw:start-glue-point="8" draw:end-shape="id3" draw:end-glue-point="1"><text:p/></draw:connector></draw:g><draw:g draw:style-name="gr16" draw:id="id14"><draw:custom-shape draw:style-name="gr17" draw:text-style-name="P28" svg:width="2.662cm" svg:height="2.894cm" svg:x="3.251cm" svg:y="2.328cm"><text:p/><draw:enhanced-geometry svg:viewBox="0 0 21600 21600" draw:type="rectangle" draw:enhanced-path="M 0 0 L 21600 0 21600 21600 0 21600 0 0 Z N"/></draw:custom-shape><draw:custom-shape draw:style-name="gr18" draw:text-style-name="P28" svg:width="2.103cm" svg:height="0.567cm" svg:x="3.251cm" svg:y="1.764cm"><text:p text:style-name="P27"><text:span text:style-name="T4">reified model</text:span></text:p><draw:enhanced-geometry svg:viewBox="0 0 21600 21600" draw:type="rectangle" draw:enhanced-path="M 0 0 L 21600 0 21600 21600 0 21600 0 0 Z N"/></draw:custom-shape><draw:custom-shape draw:style-name="gr19" draw:text-style-name="P28" draw:id="id4" svg:width="0.703cm" svg:height="0.74cm" svg:x="3.427cm" svg:y="3.527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5" svg:width="0.84cm" svg:height="0.528cm" svg:x="4.93cm" svg:y="3.949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6" svg:width="0.913cm" svg:height="0.424cm" svg:x="4.092cm" svg:y="4.513cm"><text:p/><draw:enhanced-geometry svg:viewBox="0 0 21600 21600" draw:type="rectangle" draw:enhanced-path="M 0 0 L 21600 0 21600 21600 0 21600 0 0 Z N"/></draw:custom-shape><draw:connector draw:style-name="gr22" draw:text-style-name="P28" svg:x1="4.129cm" svg:y1="3.896cm" svg:x2="5.35cm" svg:y2="3.951cm" draw:start-shape="id4" draw:start-glue-point="7" draw:end-shape="id5" draw:end-glue-point="4"><text:p/></draw:connector><draw:connector draw:style-name="gr22" draw:text-style-name="P28" svg:x1="3.777cm" svg:y1="4.266cm" svg:x2="4.095cm" svg:y2="4.726cm" draw:start-shape="id4" draw:start-glue-point="6" draw:end-shape="id6" draw:end-glue-point="3"><text:p/></draw:connector><draw:connector draw:style-name="gr22" draw:text-style-name="P28" svg:x1="5.35cm" svg:y1="4.476cm" svg:x2="5.004cm" svg:y2="4.726cm" draw:start-shape="id5" draw:start-glue-point="8" draw:end-shape="id6" draw:end-glue-point="1"><text:p/></draw:connector></draw:g><draw:g draw:style-name="gr16" draw:id="id15"><draw:custom-shape draw:style-name="gr17" draw:text-style-name="P28" svg:width="2.661cm" svg:height="2.892cm" svg:x="6.539cm" svg:y="4.586cm"><text:p/><draw:enhanced-geometry svg:viewBox="0 0 21600 21600" draw:type="rectangle" draw:enhanced-path="M 0 0 L 21600 0 21600 21600 0 21600 0 0 Z N"/></draw:custom-shape><draw:custom-shape draw:style-name="gr18" draw:text-style-name="P28" svg:width="2.133cm" svg:height="0.565cm" svg:x="6.541cm" svg:y="4.021cm"><text:p text:style-name="P27"><text:span text:style-name="T4">executable model</text:span></text:p><draw:enhanced-geometry svg:viewBox="0 0 21600 21600" draw:type="rectangle" draw:enhanced-path="M 0 0 L 21600 0 21600 21600 0 21600 0 0 Z N"/></draw:custom-shape><draw:custom-shape draw:style-name="gr19" draw:text-style-name="P28" draw:id="id7" svg:width="0.701cm" svg:height="0.74cm" svg:x="6.715cm" svg:y="5.785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8" svg:width="0.84cm" svg:height="0.53cm" svg:x="8.218cm" svg:y="6.205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9" svg:width="0.911cm" svg:height="0.422cm" svg:x="7.382cm" svg:y="6.771cm"><text:p/><draw:enhanced-geometry svg:viewBox="0 0 21600 21600" draw:type="rectangle" draw:enhanced-path="M 0 0 L 21600 0 21600 21600 0 21600 0 0 Z N"/></draw:custom-shape><draw:connector draw:style-name="gr22" draw:text-style-name="P28" svg:x1="7.415cm" svg:y1="6.154cm" svg:x2="8.637cm" svg:y2="6.207cm" draw:start-shape="id7" draw:start-glue-point="7" draw:end-shape="id8" draw:end-glue-point="4"><text:p/></draw:connector><draw:connector draw:style-name="gr22" draw:text-style-name="P28" svg:x1="7.064cm" svg:y1="6.524cm" svg:x2="7.383cm" svg:y2="6.983cm" draw:start-shape="id7" draw:start-glue-point="6" draw:end-shape="id9" draw:end-glue-point="3"><text:p/></draw:connector><draw:connector draw:style-name="gr22" draw:text-style-name="P28" svg:x1="8.638cm" svg:y1="6.734cm" svg:x2="8.292cm" svg:y2="6.983cm" draw:start-shape="id8" draw:start-glue-point="8" draw:end-shape="id9" draw:end-glue-point="1"><text:p/></draw:connector></draw:g><draw:g draw:style-name="gr16" draw:id="id16"><draw:custom-shape draw:style-name="gr17" draw:text-style-name="P28" svg:width="2.661cm" svg:height="2.89cm" svg:x="10.001cm" svg:y="6.914cm"><text:p/><draw:enhanced-geometry svg:viewBox="0 0 21600 21600" draw:type="rectangle" draw:enhanced-path="M 0 0 L 21600 0 21600 21600 0 21600 0 0 Z N"/></draw:custom-shape><draw:custom-shape draw:style-name="gr18" draw:text-style-name="P28" svg:width="2.133cm" svg:height="0.567cm" svg:x="10.001cm" svg:y="6.348cm"><text:p text:style-name="P27"><text:span text:style-name="T4">Eiffel code</text:span></text:p><draw:enhanced-geometry svg:viewBox="0 0 21600 21600" draw:type="rectangle" draw:enhanced-path="M 0 0 L 21600 0 21600 21600 0 21600 0 0 Z N"/></draw:custom-shape><draw:custom-shape draw:style-name="gr19" draw:text-style-name="P28" draw:id="id10" svg:width="0.699cm" svg:height="0.74cm" svg:x="10.176cm" svg:y="8.11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11" svg:width="0.84cm" svg:height="0.532cm" svg:x="11.681cm" svg:y="8.533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12" svg:width="0.911cm" svg:height="0.424cm" svg:x="10.843cm" svg:y="9.098cm"><text:p/><draw:enhanced-geometry svg:viewBox="0 0 21600 21600" draw:type="rectangle" draw:enhanced-path="M 0 0 L 21600 0 21600 21600 0 21600 0 0 Z N"/></draw:custom-shape><draw:connector draw:style-name="gr22" draw:text-style-name="P28" svg:x1="10.874cm" svg:y1="8.479cm" svg:x2="12.1cm" svg:y2="8.535cm" draw:start-shape="id10" draw:start-glue-point="7" draw:end-shape="id11" draw:end-glue-point="4"><text:p/></draw:connector><draw:connector draw:style-name="gr22" draw:text-style-name="P28" svg:x1="10.523cm" svg:y1="8.849cm" svg:x2="10.844cm" svg:y2="9.311cm" draw:start-shape="id10" draw:start-glue-point="6" draw:end-shape="id12" draw:end-glue-point="3"><text:p/></draw:connector><draw:connector draw:style-name="gr22" draw:text-style-name="P28" svg:x1="12.1cm" svg:y1="9.064cm" svg:x2="11.753cm" svg:y2="9.311cm" draw:start-shape="id11" draw:start-glue-point="8" draw:end-shape="id12" draw:end-glue-point="1"><text:p/></draw:connector></draw:g><draw:connector draw:style-name="gr23" draw:text-style-name="P28" svg:x1="2.554cm" svg:y1="0.917cm" svg:x2="4.582cm" svg:y2="1.765cm" draw:start-shape="id13" draw:start-glue-point="1" draw:end-shape="id14" draw:end-glue-point="0"><text:p/></draw:connector><draw:custom-shape draw:style-name="gr18" draw:text-style-name="P28" svg:width="1.611cm" svg:height="0.777cm" svg:x="2.903cm" svg:y="0.529cm"><text:p text:style-name="P27"><text:span text:style-name="T4">Valooder</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3" draw:text-style-name="P28" svg:x1="5.913cm" svg:y1="3.492cm" svg:x2="7.871cm" svg:y2="4.023cm" draw:start-shape="id14" draw:end-shape="id15" draw:end-glue-point="0"><text:p/></draw:connector><draw:custom-shape draw:style-name="gr18" draw:text-style-name="P28" svg:width="1.608cm" svg:height="0.777cm" svg:x="6.087cm" svg:y="3.102cm"><text:p text:style-name="P27"><text:span text:style-name="T4">uml2km</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3" draw:text-style-name="P28" svg:x1="9.199cm" svg:y1="5.748cm" svg:x2="11.333cm" svg:y2="6.349cm" draw:start-shape="id15" draw:end-shape="id16" draw:end-glue-point="0"><text:p/></draw:connector><draw:custom-shape draw:style-name="gr18" draw:text-style-name="P28" svg:width="1.611cm" svg:height="0.773cm" svg:x="9.442cm" svg:y="5.362cm"><text:p text:style-name="P27"><text:span text:style-name="T4">km2eiffel</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8" draw:text-style-name="P28" draw:id="id17" svg:width="2.456cm" svg:height="2.715cm" svg:x="13.638cm" svg:y="6.701cm"><text:p text:style-name="P27"><text:span text:style-name="T4">CADP</text:span></text:p><text:p text:style-name="P27"><text:span text:style-name="T4">toolbox</text:span></text:p><draw:enhanced-geometry svg:viewBox="0 0 21600 21600" draw:text-areas="?f0 ?f0 ?f4 ?f4" draw:type="quad-arrow-callout" draw:modifiers="3883.33772045275 6412.6878130217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onnector draw:style-name="gr23" draw:text-style-name="P28" svg:x1="12.661cm" svg:y1="8.076cm" svg:x2="13.64cm" svg:y2="8.057cm" draw:start-shape="id16" draw:start-glue-point="1" draw:end-shape="id17" draw:end-glue-point="3"><text:p/></draw:connector><draw:rect draw:style-name="gr24" draw:text-style-name="P28" draw:id="id18" svg:width="2.274cm" svg:height="0.81cm" svg:x="13.714cm" svg:y="10.121cm"><text:p text:style-name="P27"><text:span text:style-name="T4">Simulator</text:span></text:p></draw:rect><draw:connector draw:style-name="gr25" draw:text-style-name="P28" draw:type="line" svg:x1="14.85cm" svg:y1="10.122cm" svg:x2="14.868cm" svg:y2="9.415cm" draw:start-shape="id18" draw:start-glue-point="0" draw:end-shape="id17" draw:end-glue-point="2"><text:p/></draw:connector><draw:rect draw:style-name="gr24" draw:text-style-name="P28" draw:id="id19" svg:width="2.274cm" svg:height="0.814cm" svg:x="6.722cm" svg:y="10.015cm"><text:p text:style-name="P27"><text:span text:style-name="T4">Simulator</text:span></text:p></draw:rect><draw:connector draw:style-name="gr25" draw:text-style-name="P28" draw:type="line" svg:x1="7.858cm" svg:y1="10.017cm" svg:x2="7.87cm" svg:y2="7.477cm" draw:start-shape="id19" draw:start-glue-point="0" draw:end-shape="id15" draw:end-glue-point="2"><text:p/></draw:connector><draw:connector draw:style-name="gr25" draw:text-style-name="P28" draw:type="line" svg:x1="4.572cm" svg:y1="10.017cm" svg:x2="4.583cm" svg:y2="5.221cm" draw:start-shape="id20" draw:start-glue-point="0" draw:end-shape="id14" draw:end-glue-point="2"><text:p/></draw:connector><draw:rect draw:style-name="gr24" draw:text-style-name="P28" draw:id="id21" svg:width="2.274cm" svg:height="0.81cm" svg:x="0.078cm" svg:y="9.98cm"><text:p text:style-name="P27"><text:span text:style-name="T4">Simulator</text:span></text:p></draw:rect><draw:connector draw:style-name="gr25" draw:text-style-name="P28" draw:type="line" svg:x1="1.214cm" svg:y1="9.981cm" svg:x2="1.226cm" svg:y2="2.645cm" draw:start-shape="id21" draw:start-glue-point="0" draw:end-shape="id13" draw:end-glue-point="2"><text:p/></draw:connector><draw:line draw:style-name="gr22" draw:text-style-name="P28" svg:x1="2.274cm" svg:y1="10.438cm" svg:x2="2.973cm" svg:y2="10.438cm"><text:p/></draw:line><draw:connector draw:style-name="gr26" draw:text-style-name="P28" draw:type="line" svg:x1="5.708cm" svg:y1="10.419cm" svg:x2="6.724cm" svg:y2="10.423cm" draw:start-shape="id20" draw:start-glue-point="1" draw:end-shape="id19" draw:end-glue-point="3"><text:p/></draw:connector><draw:rect draw:style-name="gr24" draw:text-style-name="P28" draw:id="id20" svg:width="2.273cm" svg:height="0.81cm" svg:x="3.436cm" svg:y="10.015cm"><text:p text:style-name="P27"><text:span text:style-name="T4">Simulator</text:span></text:p></draw:rect></draw:g>Illustration <text:sequence text:ref-name="refIllustration0" text:name="Illustration" text:formula="ooow:Illustration+1" style:num-format="1">1</text:sequence>: Umlaut general structure</text:p></draw:text-box></draw:frame>These steps can be drawn as the illustration <text:sequence-ref text:reference-format="page" text:ref-name="refIllustration0">10</text:sequence-ref>.</text:p>
      <text:p text:style-name="Text_20_body"/>
      <text:p text:style-name="Text_20_body">Note that the simulator could be realized in most of the stages. For the beginning of the work on Umlaut in Kermeta, we did choice the executable model to be the most easy to execute, as its structure will be all Kermeta code. A simulator on reified model could reuse the structure of the Kermeta simulator code as they manipulate “state” and “event” classes, but with rewriting. A simulator for the initial could incorporate the reified model simulator but would need a huge amount of coding in order to be able to manipulate state charts and instances diagrams together with actors and static classes.</text:p>
      <text:h text:style-name="Heading_20_3" text:outline-level="3">State Machines – Minimum demands</text:h>
      <text:p text:style-name="Text_20_body">In relation with TGV needs, the model diagrams need completion of information requirements, in order to permit the generation of a complete and valid TGV input.</text:p>
      <text:p text:style-name="Text_20_body">Requirements :</text:p>
      <text:list text:style-name="L3">
        <text:list-item>
          <text:p text:style-name="P34">Class diagram :</text:p>
          <text:list>
            <text:list-item>
              <text:p text:style-name="P34"/>
            </text:list-item>
          </text:list>
        </text:list-item>
        <text:list-item>
          <text:p text:style-name="P34">State chart :</text:p>
          <text:list>
            <text:list-item>
              <text:p text:style-name="P34"/>
            </text:list-item>
          </text:list>
        </text:list-item>
        <text:list-item>
          <text:p text:style-name="P34">Instance diagrams :</text:p>
          <text:list>
            <text:list-item>
              <text:p text:style-name="P34"/>
            </text:list-item>
          </text:list>
        </text:list-item>
        <text:list-item>
          <text:p text:style-name="P34">Use cases :</text:p>
          <text:list>
            <text:list-item>
              <text:p text:style-name="P34"/>
            </text:list-item>
          </text:list>
        </text:list-item>
      </text:list>
      <text:p text:style-name="Text_20_body"/>
      <text:h text:style-name="Heading_20_3" text:outline-level="3">Simulation</text:h>
      <text:p text:style-name="Text_20_body">The Umlaut Simulator is design to execute the state machine and provide the user, for each turn of simulation, the global state of the system and a way to choose the next transition. It needs to make executable the diagrams given as a model of the system and to transform the diagram of instances in a initial global state of the system, before the user get hold on it (<text:sequence-ref text:reference-format="page" text:ref-name="refIllustration1">11</text:sequence-ref>).</text:p>
      <text:h text:style-name="Heading_20_4" text:outline-level="4"><draw:frame draw:style-name="fr2" draw:name="Cadre1" text:anchor-type="paragraph" svg:x="5.154cm" svg:y="0cm" svg:width="7.311cm" draw:z-index="0"><draw:text-box fo:min-height="10.253cm"><text:p text:style-name="P33"><draw:g text:anchor-type="paragraph" draw:z-index="1" draw:style-name="gr27"><draw:custom-shape draw:style-name="gr18" draw:text-style-name="P35" svg:width="1.572cm" svg:height="1.756cm" svg:x="2.843cm" svg:y="0.025cm"><text:p text:style-name="P27"><text:span text:style-name="T6">static</text:span></text:p><text:p text:style-name="P27"><text:span text:style-name="T6">diagram</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8" draw:text-style-name="P35" svg:width="1.572cm" svg:height="1.756cm" svg:x="5.149cm" svg:y="0cm"><text:p text:style-name="P27"><text:span text:style-name="T6">state</text:span></text:p><text:p text:style-name="P27"><text:span text:style-name="T6">cha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8" draw:text-style-name="P35" svg:width="1.572cm" svg:height="1.756cm" svg:x="0.589cm" svg:y="3.903cm"><text:p text:style-name="P27"><text:span text:style-name="T6">objec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8" draw:text-style-name="P35" svg:width="3.902cm" svg:height="1.391cm" svg:x="2.713cm" svg:y="2.094cm"><text:p text:style-name="P27"><text:span text:style-name="T6"/></text:p><text:p text:style-name="P27"><text:span text:style-name="T6">reification in</text:span></text:p><text:p text:style-name="P27"><text:span text:style-name="T6">Kermeta</text:span></text:p><draw:enhanced-geometry svg:viewBox="0 0 21600 21600" draw:text-areas="?f0 0 ?f2 ?f5" draw:type="down-arrow" draw:modifiers="7754.24460431655 2323.7704918032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9" draw:text-style-name="P35" svg:width="2.83cm" svg:height="1.572cm" svg:x="3.261cm" svg:y="3.614cm"><text:p text:style-name="P27"><text:span text:style-name="T6">executable</text:span></text:p><text:p text:style-name="P27"><text:span text:style-name="T6">model (</text:span><text:span text:style-name="T7">.km</text:span><text:span text:style-name="T6">)</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8" draw:text-style-name="P35" svg:width="5.292cm" svg:height="1.049cm" svg:x="0.615cm" svg:y="5.814cm"><text:p text:style-name="P27"><text:span text:style-name="T6">execution in</text:span></text:p><text:p text:style-name="P27"><text:span text:style-name="T6">Umlaut</text:span></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30" draw:text-style-name="P36" svg:width="3.929cm" svg:height="2.045cm" svg:x="1.088cm" svg:y="7.385cm"><text:p text:style-name="P27"><text:span text:style-name="T8">behavior of the</text:span></text:p><text:p text:style-name="P27"><text:span text:style-name="T8">model on screen</text:span></text:p><draw:enhanced-geometry svg:viewBox="0 0 21600 21600" draw:glue-points="10800 0 0 10800 10800 21600 21600 10800" draw:text-areas="3600 0 17800 21600" draw:type="flowchart-display" draw:enhanced-path="M 3600 0 L 17800 0 X 21600 10800 17800 21600 L 3600 21600 0 10800 Z N"/></draw:custom-shape></draw:g>Illustration <text:sequence text:ref-name="refIllustration1" text:name="Illustration" text:formula="ooow:Illustration+1" style:num-format="1">2</text:sequence>: Simulator internals</text:p></draw:text-box></draw:frame>Simulator needs</text:h>
      <text:p text:style-name="Text_20_body">The first Valooder, in UMLAUT1, generated directly the Eiffel code for the CADP suite of tools, with a specific characteristic : the states implemented their instance features (they inherit from the instance) so the tools (and the simulator one of course) could just use the current state as the instance itself and a change of state was hacked by a direct transformation of the current state in the new state behavior and structure, without creating new object. It was permitted by inline C code inside the Eiffel code.</text:p>
      <text:p text:style-name="Text_20_body">As Kermeta doesn't authorize such kind of hack, we had to find the proper way to drive the simulations, without disable a later generation tool towards CADP suite.</text:p>
      <text:p text:style-name="Text_20_body">Our team considered three solutions responding that challenge :</text:p>
      <text:list text:style-name="L4">
        <text:list-item>
          <text:p text:style-name="P37">Generate a code to be strictly compatible to the Eiffel code for CADP. It would imply the simulator to hard-wire the state swapping in its code. For do this, it needs to copy all attributes and also to browse all other instances searching pointers on the current state to replace it by the new copy (the next state). This solution preserves a high compatibility with the old UMLAUT generator and the CADP tools, but with a running cost for the Kermeta simulator due to the reflexive and exhaustive work of the copy code. REM : this approach had implied for the states classes an inheritance from their instance class, missing from the State design pattern used to reified the model under study.</text:p>
        </text:list-item>
        <text:list-item>
          <text:p text:style-name="P37">Generate a code close to the needs of CADP, but where the copy code needed by the simulator has been also generated so it is embedded in the code passed to the simulator. It suppresses the running cost for the simulation as there is no needs for reflexive exploration of all instances for each step. But the copy code must be remove before generating Eiffel code to the CADP tools.</text:p>
        </text:list-item>
        <text:list-item>
          <text:p text:style-name="P37">Generate a code close to the State design pattern, so we don't need the inheritance between states and their instances. But, as the code of actions is executed within the current state despite it concerns the instance, we must use an adapter to execute this code in the correct instance : it means that each state must know its instance, through a “context” attribute, and a “context.” reference must be prepended to each called operation of the instance class. This context prepend will be made by the uml2km tool within the Valooder application, after the reifying tool had transformed the statecharts into UML classes.</text:p>
        </text:list-item>
      </text:list>
      <text:p text:style-name="Text_20_body">For reason of simplicity, clarity, performance, and to be closer to the underlying State Design Pattern, we first decided to implement the solution '<text:span text:style-name="T9">3.</text:span><text:span text:style-name="T3">'</text:span>. But having the correct value of the instance through states, proxies, and implementation instances are too difficult to manage. So we go back to the UMLAUT approach with the solution '<text:span text:style-name="T9">1.</text:span><text:span text:style-name="T3">'</text:span>.</text:p>
      <text:p text:style-name="Text_20_body"><draw:frame draw:style-name="fr3" draw:name="Image6" text:anchor-type="paragraph" svg:x="2.062cm" svg:y="0.263cm" svg:width="14.628cm" svg:height="9.347cm" draw:z-index="10"><draw:image xlink:href="../Umlaut-Architecture-Guide_figures/InternalTransitionSequenceDiagram_instances.png" xlink:type="simple" xlink:show="embed" xlink:actuate="onLoad"/></draw:frame></text:p>
      <text:p text:style-name="Text_20_body">The resulting RTS code for simulation is quite sophisticated, as it must handle attributes values of instances, taking in account the links of proxies and accesses to states attributes. The resulting sequence for one internal transition could be seen above :</text:p>
      <text:p text:style-name="Text_20_body"><draw:frame draw:style-name="fr4" draw:name="Image5" text:anchor-type="paragraph" svg:x="-0.025cm" svg:y="0.25cm" svg:width="16.999cm" svg:height="11.86cm" draw:z-index="9"><draw:image xlink:href="../Umlaut-Architecture-Guide_figures/InternalTransitionSequenceDiagram.png" xlink:type="simple" xlink:show="embed" xlink:actuate="onLoad"/></draw:frame></text:p>
      <text:p text:style-name="Important">For a matter of preserving complete state of each instance, their attributes values are copied to their beginning state by the <text:span text:style-name="T10">setInitialConfiguration()</text:span> method of the simulator. As further changes of those attributes during transitions firing are done on current state, then the current state attributes values are totally copied to the next state.</text:p>
      <text:p text:style-name="Important">The current status of each instance given to the simulator user takes up as values those of the instance current state attributes, in place of the instance itself.</text:p>
      <text:p text:style-name="Text_20_body">The affectation of simple attributes is done like the way of previous mechanism, but without firing an event to another instance :</text:p>
      <text:p text:style-name="Text_20_body"><draw:frame draw:style-name="fr4" draw:name="Image7" text:anchor-type="paragraph" svg:x="0cm" svg:y="0.383cm" svg:width="16.999cm" svg:height="11.86cm" draw:z-index="11"><draw:image xlink:href="../Umlaut-Architecture-Guide_figures/InternalTransitionSequenceDiagram_affectation.png" xlink:type="simple" xlink:show="embed" xlink:actuate="onLoad"/></draw:frame></text:p>
      <text:h text:style-name="Heading_20_4" text:outline-level="4">Generic simulator design</text:h>
      <text:p text:style-name="Text_20_body">Many systems may be run into a simulator so we need a generic one which could run not only I/O-LTS systems but anything else which need to be simulated. Another problem is the lack of graphic toolkit inside Kermeta language so we need an interface to be able to adapt a external GUI to our simulator.</text:p>
      <text:p text:style-name="Text_20_body">These two requests have impacted the simulator design. The result is two packages :</text:p>
      <text:list text:style-name="L5">
        <text:list-item>
          <text:p text:style-name="P38">The “core” package</text:p>
        </text:list-item>
      </text:list>
      <text:p text:style-name="P39">It embeds the generic features and defines interfacing features for a foreign implementation package which would use the simulator.</text:p>
      <text:p text:style-name="P39"><draw:frame draw:style-name="fr5" draw:name="Image1" text:anchor-type="paragraph" svg:width="12cm" svg:height="7.969cm" draw:z-index="5"><draw:image xlink:href="../Umlaut-Architecture-Guide_figures/Simulator_design_Core.jpg" xlink:type="simple" xlink:show="embed" xlink:actuate="onLoad"/></draw:frame></text:p>
      <text:p text:style-name="P39">The Simulator provides only the main loop and the management of the configuration features. The other operations will be implemented by the Ui package, for the user interaction part, and by the foreign package, for the model interaction part (applied to our goal, it would be the UMLAUT code).</text:p>
      <text:list text:style-name="L5" text:continue-numbering="true">
        <text:list-item>
          <text:p text:style-name="P38">The “ui” package :</text:p>
          <text:p text:style-name="P38">It offers the user interaction every people need to simulate modeled system we need to validate their behavior.</text:p>
          <text:p text:style-name="P38"><draw:frame draw:style-name="fr5" draw:name="Image2" text:anchor-type="paragraph" svg:width="7.999cm" svg:height="8.691cm" draw:z-index="6"><draw:image xlink:href="../Umlaut-Architecture-Guide_figures/Simulator_design_UI.jpg" xlink:type="simple" xlink:show="embed" xlink:actuate="onLoad"/></draw:frame>The interface package must implement the three operations which display informations to the user and ask him for choices.</text:p>
          <text:p text:style-name="P38">Many way of implementing that packages could be considered, but two are interesting : a text interface, easy to code in Kermeta and quickly available, and a graphic user interface, which could be implemented at the Kermeta Toolbox level, available for all contexts and needs.</text:p>
        </text:list-item>
      </text:list>
      <text:p text:style-name="Text_20_body">As these two packages only give the ability of display and choice the transitions to fire, you need to execute the generated model code. This will be done through the foreign package using the simulator features to offer its users a specific simulation of its own, in our case the new Umlaut package and its statecharts model simulations.</text:p>
      <text:p text:style-name="Text_20_body"><draw:frame draw:style-name="fr5" draw:name="Image3" text:anchor-type="paragraph" svg:width="7.999cm" svg:height="8.029cm" draw:z-index="7"><draw:image xlink:href="../Umlaut-Architecture-Guide_figures/Simulator_design_Foreign.jpg" xlink:type="simple" xlink:show="embed" xlink:actuate="onLoad"/></draw:frame>The all packages constitute a hierarchical structure of packages interacting together, as shown in this diagram :</text:p>
      <text:p text:style-name="Text_20_body"><draw:frame draw:style-name="fr6" draw:name="Image4" text:anchor-type="paragraph" svg:width="12cm" svg:height="6.279cm" draw:z-index="8"><draw:image xlink:href="../Umlaut-Architecture-Guide_figures/Simulator_design_components.jpg" xlink:type="simple" xlink:show="embed" xlink:actuate="onLoad"/></draw:frame></text:p>
      <text:h text:style-name="Heading_20_3" text:outline-level="3">Variation points</text:h>
      <text:p text:style-name="Text_20_body">Some cases in the treatment of the model are ambiguous and need a choice from the Umlaut user. Those choices can be predetermined by the user for the all treatment as the points which need such choices can be detect on-the-fly by Umlaut.</text:p>
      <text:p text:style-name="Text_20_body">Variation point types :</text:p>
      <text:list text:style-name="L6">
        <text:list-item>
          <text:p text:style-name="P40">Xxxx ... =&gt; choices :</text:p>
          <text:list>
            <text:list-item>
              <text:p text:style-name="P40">choice A : xxxx</text:p>
            </text:list-item>
            <text:list-item>
              <text:p text:style-name="P40">choice B : xxxx</text:p>
            </text:list-item>
          </text:list>
        </text:list-item>
        <text:list-item>
          <text:p text:style-name="P40">Zzzz <text:s/>... <text:s/>=&gt; choices :</text:p>
          <text:list>
            <text:list-item>
              <text:p text:style-name="P40"/>
            </text:list-item>
          </text:list>
        </text:list-item>
        <text:list-item>
          <text:p text:style-name="P40"/>
        </text:list-item>
      </text:list>
      <text:p text:style-name="Text_20_body"/>
      <text:h text:style-name="Heading_20_3" text:outline-level="3">Code generation for CADP tools Suite</text:h>
      <text:p text:style-name="P41">TODO : present the tools suite.....</text:p>
      <text:h text:style-name="Heading_20_4" text:outline-level="4">TGV needs</text:h>
      <text:p text:style-name="Text_20_body">The TGV tool has been design to run in batch context so it can passes problematic points without being stopped. The needs are sufficiently low and can be satisfied by any choice about variation points as presented in previous section.</text:p>
      <text:h text:style-name="Heading_20_2" text:outline-level="2">Definitions</text:h>
      <text:p text:style-name="Text_20_body">IUT : Implementation Under Test</text:p>
      <text:p text:style-name="Text_20_body"/>
      <text:h text:style-name="Heading_20_1" text:outline-level="1">UML2 tools suite</text:h>
      <text:p text:style-name="Text_20_body">On the top of the UML2 suite for Kermeta stands a set of generic tools. Those tools would be used by more specific ones (dedicated to a deeper domain inside UML world, like the state charts simulation).</text:p>
      <text:h text:style-name="Heading_20_2" text:outline-level="2">Uml2 suite architecture</text:h>
      <text:p text:style-name="Text_20_body">The Kermeta suite dedicated to UML2 has been structured like a tree whose roots are generic and concern all the UML2 package, branches group the tools covering one UML2 sub-domain, and twigs represent a very specific model.</text:p>
      <text:p text:style-name="Text_20_body">The Uml2 project tree :</text:p>
      <text:p text:style-name="P42"><text:tab/><text:span text:style-name="T9">uml2</text:span></text:p>
      <text:p text:style-name="P42"><text:tab/><text:tab/>uml2kmt</text:p>
      <text:p text:style-name="P42"><text:tab/><text:tab/>uml2km</text:p>
      <text:p text:style-name="P42"><text:tab/><text:tab/><text:span text:style-name="T9">+ statecharts</text:span></text:p>
      <text:p text:style-name="P43"><text:tab/><text:tab/><text:tab/>sc2iolts<text:span text:style-name="T11"> : reify state charts into class diagrams, using the IO/LTS scheme.</text:span></text:p>
      <text:p text:style-name="P42"><text:tab/><text:tab/><text:tab/><text:span text:style-name="T9">+ simulator</text:span></text:p>
      <text:p text:style-name="P43"><text:tab/><text:tab/><text:tab/><text:tab/>simulator<text:span text:style-name="T11"> : permit interactive execution of a reified state machine.</text:span></text:p>
      <text:p text:style-name="P43"><text:tab/><text:tab/><text:tab/><text:span text:style-name="T9">+ CADP</text:span></text:p>
      <text:p text:style-name="P43"><text:tab/><text:tab/><text:tab/><text:tab/>km2eiffel<text:span text:style-name="T11"> : translate in Eiffel the IO/LTS result, for use in CADP.</text:span></text:p>
      <text:p text:style-name="P44"/>
      <text:h text:style-name="Heading_20_2" text:outline-level="2">UML versatility</text:h>
      <text:p text:style-name="Text_20_body">The Umlaut aim is to give modelers a set of tools for manipulating UML models inside Kermeta suite.</text:p>
      <text:p text:style-name="Text_20_body">As the “uml2km” tool requires Visitor and Builder patterns, it is quiet easy to design a general application which could be extended by new visitors to produce km2uml translation (or uml2ecore transform).</text:p>
      <text:p text:style-name="Text_20_body">Our goal, for the first release, is the UML2 to Kermeta translation, for use in the state charts simulator (the main functionality of the 1<text:span text:style-name="T12">st</text:span> generation Umlaut tool).</text:p>
      <text:h text:style-name="Heading_20_2" text:outline-level="2">Xxxx</text:h>
      <text:h text:style-name="Heading_20_1" text:outline-level="1">The uml2km tool</text:h>
      <text:p text:style-name="Text_20_body">The Kermeta code generator takes Umlaut UML2 static models and transforms then in the equivalent Kermeta code files.</text:p>
      <text:h text:style-name="Heading_20_2" text:outline-level="2"><text:span text:style-name="T13">uml2km</text:span> tool analysis</text:h>
      <text:p text:style-name="Text_20_body">The uml2km tool realize the translation of an UML2 conform model (<text:span text:style-name="T10">.uml2</text:span>) into the equivalent Kermeta model (<text:span text:style-name="T10">.km</text:span>).</text:p>
      <text:p text:style-name="Text_20_body">For the Umlaut purpose (the old one functionalities), we will realize only the static diagram treatment in the first stage of development. The others UML2 diagrams should be ruled during a later step of UML2 integration into Kermeta environment.</text:p>
      <text:p text:style-name="Text_20_body">Like an interpreter, the uml2km tool should visit each element of the model, and transform it in its Kermeta equivalent. We implement a Visitor Design Pattern, dedicated to the structure of UML2 models (static class diagram for the first coding campaign).</text:p>
      <text:p text:style-name="Text_20_body"><text:span text:style-name="T9">Known </text:span><text:span text:style-name="T14">uml2km</text:span><text:span text:style-name="T9"> limitations on Static Diagrams</text:span> :</text:p>
      <text:list text:style-name="L7">
        <text:list-item>
          <text:p text:style-name="P45"><text:span text:style-name="T9">Pre-process</text:span><text:span text:style-name="T3"> : Same</text:span> name between properties <text:s/>and or operations is forbidden in MOF/Kermeta, so we need to adjust the UML2 model to avoid polymorphic operations (same name but different parameters or type) and methods named as the attributes they act as proxies to. The RemovePolymorphic tool take a given UML2 model and could rename all duplicate operations' names, or pretty print them for the user to correct his model.</text:p>
        </text:list-item>
      </text:list>
      <text:list text:style-name="L7">
        <text:list-item text:start-value="1">
          <text:p text:style-name="P45">Former UMLAUT accessed to class properties with operations named as the properties. This is not permitted in MOF/Kermeta so the new UMLAUT Valooder creates “set_” and “get_” operations for properties.</text:p>
        </text:list-item>
      </text:list>
      <text:p text:style-name="P31">TODO ........</text:p>
      <text:h text:style-name="Heading_20_2" text:outline-level="2">UML2 unprocessed features</text:h>
      <text:p text:style-name="Text_20_body"><text:span text:style-name="T9">Visibility </text:span>: the UML visibility notion is not taken in part in the Kermeta code. The Kermeta Model is build upon the MOF Model which doesn't have such notion ; for MOF compatibility reasons, the Kermeta doesn't implement Visibility, so all properties, methods and associations are “public”.</text:p>
      <text:p text:style-name="Text_20_body"><text:span text:style-name="T9">DataType </text:span>: Only Kermeta primitive types can be processed as DataType classes, so you must declare other static types as UML2 Classes.</text:p>
      <text:h text:style-name="Heading_20_1" text:outline-level="1">Generated Eiffel code analysis</text:h>
      <text:p text:style-name="Text_20_body">This section examines the Eiffel code generated as output by Umlaut in order to transform it in C language for being used by the CADP tools.</text:p>
      <text:p text:style-name="P31">TODO ........</text:p>
      <text:h text:style-name="Heading_20_1" text:outline-level="1">Advanced features</text:h>
      <text:p text:style-name="Text_20_body">Here is a presentation of some of the additional features that Umlaut provides or will provide.</text:p>
      <text:p text:style-name="P31">TODO .........</text:p>
      <text:h text:style-name="Heading_20_1" text:outline-level="1">Knowledge near Umlaut</text:h>
      <text:h text:style-name="Heading_20_2" text:outline-level="2">I/O-LTS</text:h>
      <text:p text:style-name="Text_20_body">The Input/Output Labeled Transition system is a model used for description of behavior of a reactive system. </text:p>
      <text:p text:style-name="Text_20_body">The transition(s) between two states is[are] labeled, and can be distinguished in three types :</text:p>
      <text:list text:style-name="L8">
        <text:list-item>
          <text:p text:style-name="P46">Input transitions, noted <text:span text:style-name="T10">A</text:span><text:span text:style-name="T15">I</text:span> : those transitions originate from environment (actors' acts) of the Implementation Under Test. Such events are controllable by the environment. Their labels are prefixed by a “<text:span text:style-name="T9">?</text:span>” in literature. </text:p>
        </text:list-item>
        <text:list-item>
          <text:p text:style-name="P46">Output transitions, noted <text:span text:style-name="T10">A</text:span><text:span text:style-name="T15">O</text:span> : those transitions originate from the Implementation Under Test in destination of environment (actors). Environment can only observe these events. Their labels are prefixed by a “<text:span text:style-name="T9">!</text:span>” in literature.</text:p>
        </text:list-item>
        <text:list-item>
          <text:p text:style-name="P46"><text:span text:style-name="T16">Internal transitions, noted </text:span><text:span text:style-name="T17"></text:span><text:span text:style-name="T16"> : those transitions cannot be observed by environment (blackbox)</text:span>.</text:p>
        </text:list-item>
      </text:list>
      <text:p text:style-name="Text_20_body">As presented by Thierry Jéron in “<text:span text:style-name="T16">On-the-fly Test Synthesis with TGV</text:span>”, methods based on Labeled Transition Systems establish conformance relation between Implementation Under Test and Specification, because of no hypothesis about specification, no checking sequences, giving unbias and exhaustiveness to the TGV tool results.</text:p>
      <text:h text:style-name="Heading_20_2" text:outline-level="2">Conformance vs test purposes</text:h>
      <text:p text:style-name="Text_20_body">Testing for conformance goal is to accept/reject a particular implementation, in a formal way.</text:p>
      <text:p text:style-name="Text_20_body">Testing from test purposes aims to observe a definite behavior. This behavior can or not be related to a required behavior or correctness. Test purpose can be called “observation objective”<text:bibliography-mark text:identifier="MAC2005" text:bibliography-type="article" text:author="Patricia D.L. Machado, Daniel A. Silva, Alexandre C. Mota" text:institution="Laboratorio de Métodos Formais, CIn/Universidade Federal de Pernambuco, Brazil" text:organizations="Grupo de Métodos Formais, DSC/Universidade Federal de Campina Grande, Brazil">[1]</text:bibliography-mark>. Positive results with test purposes can give increase confidence about correctness, but no conformance.</text:p>
      <text:section text:style-name="Sect1" text:name="post-liminaires">
        <text:section text:style-name="Sect1" text:name="table_index" text:display="none">
          <text:p text:style-name="P47">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47">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48"/>
        </text:section>
        <text:section text:style-name="Sect1" text:name="bibliographie" text:display="none">
          <text:p text:style-name="P49">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47">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Kermeta language</dc:title>
    <meta:initial-creator>Didier Vojtisek</meta:initial-creator>
    <meta:creation-date>2006-01-29T15:45:18</meta:creation-date>
    <dc:date>2006-06-26T18:06:40</dc:date>
    <meta:print-date>2006-06-26T18:06:14</meta:print-date>
    <meta:keyword>Kermeta</meta:keyword>
    <meta:keyword>metamodeling</meta:keyword>
    <meta:keyword>language</meta:keyword>
    <dc:language>en-US</dc:language>
    <meta:editing-cycles>225</meta:editing-cycles>
    <meta:editing-duration>P17DT13H31M54S</meta:editing-duration>
    <meta:user-defined meta:name="Authors">Franck Fleurey, Zoé Drey, Didier Vojtisek</meta:user-defined>
    <meta:user-defined meta:name="Corporate 1">INRIA</meta:user-defined>
    <meta:user-defined meta:name="Info 3"/>
    <meta:user-defined meta:name="Info 4"/>
    <meta:document-statistic meta:table-count="8" meta:image-count="7" meta:object-count="0" meta:page-count="20" meta:paragraph-count="333" meta:word-count="2747" meta:character-count="17049"/>
  </office:meta>
</office:document-meta>
</file>